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12198" officeooo:paragraph-rsid="00112198"/>
    </style:style>
    <style:style style:name="P2" style:family="paragraph" style:parent-style-name="Text_20_body">
      <style:text-properties officeooo:rsid="00112198" officeooo:paragraph-rsid="00112198"/>
    </style:style>
    <style:style style:name="T1" style:family="text">
      <style:text-properties officeooo:rsid="001121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Destined: Contention Resolution and Switching</text:p>
      <text:h text:style-name="Heading_20_3" text:outline-level="3">Output <text:span text:style-name="T1">Port</text:span></text:h>
      <text:p text:style-name="P2">output_port and output_port_vali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MathJax_SansSerif" fo:font-family="MathJax_SansSerif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000000" draw:opacity="100%"/>
      <style:paragraph-properties fo:margin-top="0.423cm" fo:margin-bottom="0.212cm" loext:contextual-spacing="false" fo:text-align="center" style:justify-single-word="false" fo:background-color="#000000"/>
      <style:text-properties fo:color="#ffffff" style:font-name="MathJax_SansSerif" fo:font-family="MathJax_SansSerif" style:font-family-generic="swiss" style:font-pitch="variable" fo:font-size="130%" fo:font-weight="bold" officeooo:rsid="0008f89c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padding="0.049cm" fo:border="0.06pt solid #000000" style:shadow="none"/>
      <style:text-properties style:font-name="MathJax_SansSerif" fo:font-family="MathJax_SansSerif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MathJax_SansSerif" fo:font-family="MathJax_SansSerif" style:font-family-generic="swiss" style:font-pitch="variable" fo:font-size="101%" style:text-underline-style="solid" style:text-underline-width="auto" style:text-underline-color="font-color" fo:font-weight="bold" officeooo:rsid="0008f89c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22:44.565384075</meta:creation-date>
    <dc:title>8" e-Document</dc:title>
    <meta:editing-duration>PT8M14S</meta:editing-duration>
    <meta:editing-cycles>2</meta:editing-cycles>
    <meta:generator>LibreOffice/6.0.6.2$Linux_X86_64 LibreOffice_project/00m0$Build-2</meta:generator>
    <dc:date>2019-03-08T12:41:25.738003893</dc:date>
    <meta:document-statistic meta:table-count="0" meta:image-count="0" meta:object-count="0" meta:page-count="1" meta:paragraph-count="3" meta:word-count="10" meta:character-count="94" meta:non-whitespace-character-count="87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  <meta:template xlink:type="simple" xlink:actuate="onRequest" xlink:title="8&quot; e-Document" xlink:href="../../../../../../../../Templates/8%22%20e-Document1.ott" meta:date="2019-03-08T12:22:43.901288061"/>
  </office:meta>
</office:document-meta>
</file>